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43f7" officeooo:paragraph-rsid="001243f7"/>
    </style:style>
    <style:style style:name="P2" style:family="paragraph" style:parent-style-name="Standard">
      <style:text-properties officeooo:rsid="00138e46" officeooo:paragraph-rsid="00138e46"/>
    </style:style>
    <style:style style:name="P3" style:family="paragraph" style:parent-style-name="Standard">
      <style:text-properties officeooo:rsid="00138e46" officeooo:paragraph-rsid="00150772"/>
    </style:style>
    <style:style style:name="P4" style:family="paragraph" style:parent-style-name="Standard">
      <style:text-properties officeooo:rsid="0014dbb0" officeooo:paragraph-rsid="0014dbb0"/>
    </style:style>
    <style:style style:name="P5" style:family="paragraph" style:parent-style-name="Standard">
      <style:text-properties officeooo:rsid="00150772" officeooo:paragraph-rsid="00150772"/>
    </style:style>
    <style:style style:name="P6" style:family="paragraph" style:parent-style-name="Standard">
      <style:text-properties officeooo:rsid="00150772" officeooo:paragraph-rsid="0015efa0"/>
    </style:style>
    <style:style style:name="P7" style:family="paragraph" style:parent-style-name="Standard">
      <style:text-properties officeooo:rsid="0015efa0" officeooo:paragraph-rsid="0015efa0"/>
    </style:style>
    <style:style style:name="P8" style:family="paragraph" style:parent-style-name="Standard">
      <style:paragraph-properties fo:break-before="page"/>
      <style:text-properties officeooo:rsid="00138e46" officeooo:paragraph-rsid="00150772"/>
    </style:style>
    <style:style style:name="T1" style:family="text">
      <style:text-properties officeooo:rsid="0014dbb0"/>
    </style:style>
    <style:style style:name="T2" style:family="text">
      <style:text-properties officeooo:rsid="0015ef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P → NP PP</text:p>
      <text:p text:style-name="P1">NP → NP VP</text:p>
      <text:p text:style-name="P1">NP → NN CC NN</text:p>
      <text:p text:style-name="P2">NP → NN</text:p>
      <text:p text:style-name="P1"/>
      <text:p text:style-name="P1">if NP → NP PP</text:p>
      <text:p text:style-name="P1"><text:tab/>NP contains the function</text:p>
      <text:p text:style-name="P1"><text:tab/>PP → IN NP</text:p>
      <text:p text:style-name="P1"><text:tab/><text:tab/>NP → NN CC NN</text:p>
      <text:p text:style-name="P1"><text:tab/><text:tab/><text:tab/>NNs are the variables, CC is ignored (just connects)</text:p>
      <text:p text:style-name="P1"><text:tab/></text:p>
      <text:p text:style-name="P1"/>
      <text:p text:style-name="P1">if NP → NP VP</text:p>
      <text:p text:style-name="P1"><text:tab/>NN contains first variable (acted on)</text:p>
      <text:p text:style-name="P1"><text:tab/>VP contains function and dobj</text:p>
      <text:p text:style-name="P1"/>
      <text:p text:style-name="P2">if NP → NN</text:p>
      <text:p text:style-name="P2"><text:tab/>That is the subject (first variable)</text:p>
      <text:p text:style-name="P1"/>
      <text:p text:style-name="P2">So when we parse through…</text:p>
      <text:p text:style-name="P2"/>
      <text:p text:style-name="P2">Find our first NP</text:p>
      <text:p text:style-name="P2">Check how it breaks down</text:p>
      <text:p text:style-name="P2"><text:tab/>IF NP → NP PP</text:p>
      <text:p text:style-name="P2"><text:tab/><text:tab/>Grab NN from NP, it is a function</text:p>
      <text:p text:style-name="P2"><text:tab/><text:tab/>Check PP for an NP</text:p>
      <text:p text:style-name="P2"><text:tab/><text:tab/><text:tab/>NNs in NP are the variables that function acts on</text:p>
      <text:p text:style-name="P2"><text:tab/>IF NP → NN</text:p>
      <text:p text:style-name="P2"><text:tab/><text:tab/>We have the variable which goes in our first position; check for VP</text:p>
      <text:p text:style-name="P2"><text:tab/><text:tab/>ON VP</text:p>
      <text:p text:style-name="P2"><text:tab/><text:tab/><text:tab/>VBZ ignored</text:p>
      <text:p text:style-name="P2"><text:tab/><text:tab/><text:tab/>find NP</text:p>
      <text:p text:style-name="P2"><text:tab/><text:tab/><text:tab/><text:tab/>NP → NP PP</text:p>
      <text:p text:style-name="P2"><text:tab/><text:tab/><text:tab/><text:tab/><text:tab/>NP contains function NN</text:p>
      <text:p text:style-name="P2"><text:tab/><text:tab/><text:tab/><text:tab/><text:tab/>PP contains dobj NN</text:p>
      <text:p text:style-name="P2"><text:tab/>IF NP → NP VP</text:p>
      <text:p text:style-name="P2"><text:tab/><text:tab/><text:span text:style-name="T1">NP contains subject</text:span></text:p>
      <text:p text:style-name="P2"><text:tab/><text:tab/><text:span text:style-name="T1">VP contains function VBZ and NP with dobj (POS UNKNOWN)</text:span></text:p>
      <text:p text:style-name="P2"/>
      <text:p text:style-name="P2"/>
      <text:p text:style-name="P4">POS UNKNOWN in last case, as it is possible to find a value (CD) or a variable (NN)</text:p>
      <text:p text:style-name="P4"><text:tab/>Temp Solution: For now, we will not have numbers as valid</text:p>
      <text:p text:style-name="P4"/>
      <text:p text:style-name="P8">Check how it breaks down</text:p>
      <text:p text:style-name="P3"><text:tab/>IF NP → NP PP</text:p>
      <text:p text:style-name="P3"><text:tab/><text:tab/>Grab NN from NP, it is a function</text:p>
      <text:p text:style-name="P3"><text:tab/><text:tab/>Check PP for an NP</text:p>
      <text:p text:style-name="P3"><text:tab/><text:tab/><text:tab/>NNs in NP are the variables that function acts on</text:p>
      <text:p text:style-name="P3"><text:tab/>IF NP → NN</text:p>
      <text:p text:style-name="P3"><text:tab/><text:tab/>We have the variable which goes in our first position; check for VP</text:p>
      <text:p text:style-name="P3"><text:tab/><text:tab/>ON VP</text:p>
      <text:p text:style-name="P3"><text:tab/><text:tab/><text:tab/>VBZ ignored</text:p>
      <text:p text:style-name="P3"><text:tab/><text:tab/><text:tab/>find NP</text:p>
      <text:p text:style-name="P3"><text:tab/><text:tab/><text:tab/><text:tab/>NP → NP PP</text:p>
      <text:p text:style-name="P3"><text:tab/><text:tab/><text:tab/><text:tab/><text:tab/>NP contains function NN</text:p>
      <text:p text:style-name="P3"><text:tab/><text:tab/><text:tab/><text:tab/><text:tab/>PP contains dobj NN</text:p>
      <text:p text:style-name="P3"><text:tab/>IF NP → NP VP</text:p>
      <text:p text:style-name="P3"><text:tab/><text:tab/><text:span text:style-name="T1">NP contains subject</text:span></text:p>
      <text:p text:style-name="P3"><text:tab/><text:tab/><text:span text:style-name="T1">VP contains function VBZ and NP with dobj (POS UNKNOWN)</text:span></text:p>
      <text:p text:style-name="P3"/>
      <text:p text:style-name="P5">output.decode(‘utf-8’)</text:p>
      <text:p text:style-name="P7">parenTrack = 1</text:p>
      <text:p text:style-name="P5">for i in range(len(output)):</text:p>
      <text:p text:style-name="P5"><text:tab/>if(output[i] == ‘N’ and output[i+1] == ‘P’):</text:p>
      <text:p text:style-name="P5"><text:tab/><text:tab/><text:span text:style-name="T2">j=0</text:span></text:p>
      <text:p text:style-name="P5"><text:tab/><text:tab/><text:span text:style-name="T2">while(parenTrack != 0):</text:span></text:p>
      <text:p text:style-name="P5"><text:tab/><text:tab/><text:tab/><text:span text:style-name="T2">if(output[i+j]==’)’):</text:span></text:p>
      <text:p text:style-name="P5"><text:tab/><text:tab/><text:tab/><text:tab/><text:span text:style-name="T2">parenTrack-=1</text:span></text:p>
      <text:p text:style-name="P6"><text:tab/><text:tab/><text:tab/><text:tab/><text:span text:style-name="T2">j+=1</text:span></text:p>
      <text:p text:style-name="P5"><text:tab/><text:tab/><text:tab/><text:span text:style-name="T2">elif(output[i+j]==’(‘):</text:span></text:p>
      <text:p text:style-name="P5"><text:tab/><text:tab/><text:tab/><text:tab/><text:span text:style-name="T2">parenTrack+=1</text:span></text:p>
      <text:p text:style-name="P6"><text:tab/><text:tab/><text:tab/><text:tab/><text:span text:style-name="T2">j+=1</text:span></text:p>
      <text:p text:style-name="P5"><text:tab/><text:tab/><text:tab/><text:span text:style-name="T2">else:</text:span></text:p>
      <text:p text:style-name="P5"><text:tab/><text:tab/><text:tab/><text:tab/><text:span text:style-name="T2">j+=1</text:span></text:p>
      <text:p text:style-name="P5"><text:tab/><text:tab/><text:span text:style-name="T2">j+=1</text:span></text:p>
      <text:p text:style-name="P5"><text:tab/><text:tab/><text:span text:style-name="T2">if(output[i+j]==’V’):</text:span></text:p>
      <text:p text:style-name="P5"><text:tab/><text:tab/><text:tab/><text:span text:style-name="T2">j+=3</text:span></text:p>
      <text:p text:style-name="P5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8:49:04.022481551</meta:creation-date>
    <dc:date>2018-12-02T19:55:28.978962134</dc:date>
    <meta:editing-duration>PT5M14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2" meta:paragraph-count="69" meta:word-count="309" meta:character-count="1593" meta:non-whitespace-character-count="1219"/>
  </office:meta>
</office:document-meta>
</file>